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6192e" officeooo:paragraph-rsid="0016192e"/>
    </style:style>
    <style:style style:name="P2" style:family="paragraph" style:parent-style-name="Text_20_body">
      <style:text-properties style:text-line-through-style="solid" style:text-line-through-type="single" officeooo:rsid="0016192e" officeooo:paragraph-rsid="0016192e"/>
    </style:style>
    <style:style style:name="P3" style:family="paragraph" style:parent-style-name="Heading_20_1">
      <style:text-properties officeooo:rsid="0016192e" officeooo:paragraph-rsid="0016192e"/>
    </style:style>
    <style:style style:name="P4" style:family="paragraph" style:parent-style-name="Heading_20_2">
      <style:text-properties style:text-line-through-style="solid" style:text-line-through-type="single"/>
    </style:style>
    <style:style style:name="P5" style:family="paragraph" style:parent-style-name="Heading_20_2">
      <style:text-properties style:text-line-through-style="solid" style:text-line-through-type="single" officeooo:rsid="0016192e" officeooo:paragraph-rsid="001619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1 Общесистемная часть</text:h>
      <text:h text:style-name="P5" text:outline-level="2">1.1 Структура производственного объединения</text:h>
      <text:p text:style-name="P2">2-3 страницы, структурная схема</text:p>
      <text:h text:style-name="Heading_20_2" text:outline-level="2">1.2 Информационная система предприятия</text:h>
      <text:h text:style-name="Heading_20_2" text:outline-level="2">1.3 Анализ существующих систем</text:h>
      <text:h text:style-name="P4" text:outline-level="2">1.4 Недостатки существующих систем</text:h>
      <text:h text:style-name="Heading_20_2" text:outline-level="2">1.5 Постановка задачи</text:h>
      <text:h text:style-name="Heading_20_1" text:outline-level="1">2 Проектирование структуры системы</text:h>
      <text:h text:style-name="Heading_20_2" text:outline-level="2">2.1 Общая характеристика задачи</text:h>
      <text:h text:style-name="Heading_20_2" text:outline-level="2">2.2 Струкртура разрабатываемой системы</text:h>
      <text:p text:style-name="P1">Рисунок, чертеж</text:p>
      <text:h text:style-name="Heading_20_2" text:outline-level="2">2.3 Информационное обеспечение системы</text:h>
      <text:p text:style-name="P1">Входные данные, источник, периодичность, примечания</text:p>
      <text:p text:style-name="P1">Проектирование базы данных</text:p>
      <text:p text:style-name="P1">Выходные данные</text:p>
      <text:h text:style-name="Heading_20_2" text:outline-level="2"><text:soft-page-break/>2.4 Математическое обеспечение</text:h>
      <text:h text:style-name="Heading_20_2" text:outline-level="2">2.5 Алгоритмическое обеспечение</text:h>
      <text:h text:style-name="Heading_20_2" text:outline-level="2">2.6 Требования к техническому и системному программному обеспечению</text:h>
      <text:h text:style-name="Heading_20_2" text:outline-level="2">2.7 Эргономическое обеспечение</text:h>
      <text:h text:style-name="Heading_20_1" text:outline-level="1">3 Реализация системы</text:h>
      <text:h text:style-name="Heading_20_2" text:outline-level="2">3.1 Структура программной реализации</text:h>
      <text:p text:style-name="P1">Схема системы</text:p>
      <text:h text:style-name="Heading_20_2" text:outline-level="2">3.2 Выбор программных средств реализации</text:h>
      <text:h text:style-name="Heading_20_2" text:outline-level="2">3.3 Реализация частей системы</text:h>
      <text:h text:style-name="Heading_20_2" text:outline-level="2">3.4 Контрольные примеры и руководство пользователя</text:h>
      <text:h text:style-name="Heading_20_2" text:outline-level="2">3.5 Перспективы развит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2:26:20.787310211</meta:creation-date>
    <dc:date>2016-04-02T10:32:35.924374117</dc:date>
    <meta:editing-duration>PT20M21S</meta:editing-duration>
    <meta:editing-cycles>2</meta:editing-cycles>
    <meta:generator>LibreOffice/5.1.0.3$Linux_X86_64 LibreOffice_project/10m0$Build-3</meta:generator>
    <meta:document-statistic meta:table-count="0" meta:image-count="0" meta:object-count="0" meta:page-count="2" meta:paragraph-count="26" meta:word-count="98" meta:character-count="836" meta:non-whitespace-character-count="764"/>
  </office:meta>
</office:document-meta>
</file>